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0.89cm"/>
    </style:style>
    <style:style style:name="co9" style:family="table-column">
      <style:table-column-properties fo:break-before="auto" style:column-width="4.771cm"/>
    </style:style>
    <style:style style:name="co10" style:family="table-column">
      <style:table-column-properties fo:break-before="auto" style:column-width="3.011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9.906cm"/>
    </style:style>
    <style:style style:name="co15" style:family="table-column">
      <style:table-column-properties fo:break-before="auto" style:column-width="4.8cm"/>
    </style:style>
    <style:style style:name="co16" style:family="table-column">
      <style:table-column-properties fo:break-before="auto" style:column-width="3.35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A">
      <style:table-properties table:display="true" style:writing-mode="lr-tb"/>
    </style:style>
    <style:style style:name="ta2" style:family="table" style:master-page-name="PageStyle_5f_B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8149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8149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49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 style:data-style-name="N8149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8149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8003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800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8149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8149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8003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2"/>
    <style:style style:name="ce46" style:family="table-cell" style:parent-style-name="Default" style:data-style-name="N11"/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number-columns-repeated="3"/>
          <table:table-cell office:value-type="string">
            <text:p>Janne Bragge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74570000">
            <text:p>74 570 000</text:p>
          </table:table-cell>
          <table:table-cell table:style-name="ce13" office:value-type="float" office:value="84550000">
            <text:p>84 550 000</text:p>
          </table:table-cell>
          <table:table-cell table:style-name="ce21" office:value-type="float" office:value="80113000">
            <text:p>80 113 000</text:p>
          </table:table-cell>
          <table:table-cell table:number-columns-repeated="3"/>
          <table:table-cell office:value-type="float" office:value="263654">
            <text:p>2636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347000">
            <text:p>347 000</text:p>
          </table:table-cell>
          <table:table-cell table:style-name="ce13" office:value-type="float" office:value="539000">
            <text:p>539 000</text:p>
          </table:table-cell>
          <table:table-cell table:style-name="ce21" office:value-type="float" office:value="1824000">
            <text:p>1 8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8206000">
            <text:p>-28 206 000</text:p>
          </table:table-cell>
          <table:table-cell table:style-name="ce13" office:value-type="float" office:value="-31973000">
            <text:p>-31 973 000</text:p>
          </table:table-cell>
          <table:table-cell table:style-name="ce21" office:value-type="float" office:value="-26236000">
            <text:p>-26 236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-1269000">
            <text:p>-1 269 000</text:p>
          </table:table-cell>
          <table:table-cell table:style-name="ce13" office:value-type="float" office:value="-2064000">
            <text:p>-2 064 000</text:p>
          </table:table-cell>
          <table:table-cell table:style-name="ce21" office:value-type="float" office:value="-8365000">
            <text:p>-8 36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2587000">
            <text:p>-12 587 000</text:p>
          </table:table-cell>
          <table:table-cell table:style-name="ce13" office:value-type="float" office:value="-15330000">
            <text:p>-15 330 000</text:p>
          </table:table-cell>
          <table:table-cell table:style-name="ce21" office:value-type="float" office:value="-17338000">
            <text:p>-17 33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31000">
            <text:p>-2 131 000</text:p>
          </table:table-cell>
          <table:table-cell table:style-name="ce13" office:value-type="float" office:value="-2110000">
            <text:p>-2 110 000</text:p>
          </table:table-cell>
          <table:table-cell table:style-name="ce21" office:value-type="float" office:value="-2587000">
            <text:p>-2 58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990000">
            <text:p>-990 000</text:p>
          </table:table-cell>
          <table:table-cell table:style-name="ce13" office:value-type="float" office:value="-1838000">
            <text:p>-1 838 000</text:p>
          </table:table-cell>
          <table:table-cell table:style-name="ce21" office:value-type="float" office:value="-1840000">
            <text:p>-1 840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2402000">
            <text:p>-2 402 000</text:p>
          </table:table-cell>
          <table:table-cell table:style-name="ce13" office:value-type="float" office:value="-3516000">
            <text:p>-3 516 000</text:p>
          </table:table-cell>
          <table:table-cell table:style-name="ce21" office:value-type="float" office:value="-3507000">
            <text:p>-3 50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5000000">
            <text:p>-5 000 000</text:p>
          </table:table-cell>
          <table:table-cell table:style-name="ce21" office:value-type="float" office:value="-882000">
            <text:p>-88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-614000">
            <text:p>-61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23002000">
            <text:p>-23 002 000</text:p>
          </table:table-cell>
          <table:table-cell table:style-name="ce13" office:value-type="float" office:value="-29051000">
            <text:p>-29 051 000</text:p>
          </table:table-cell>
          <table:table-cell table:style-name="ce21" office:value-type="float" office:value="-28084000">
            <text:p>-28 08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3:.C18])" office:value-type="float" office:value="4330000">
            <text:p>4 330 000</text:p>
          </table:table-cell>
          <table:table-cell table:style-name="ce14" table:formula="of:=SUM([.D3:.D18])" office:value-type="float" office:value="-5793000">
            <text:p>-5 793 000</text:p>
          </table:table-cell>
          <table:table-cell table:style-name="ce22" table:formula="of:=SUM([.E3:.E18])" office:value-type="float" office:value="-7516000">
            <text:p>-7 51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168000">
            <text:p>168 000</text:p>
          </table:table-cell>
          <table:table-cell table:style-name="ce13" office:value-type="float" office:value="154000">
            <text:p>154 000</text:p>
          </table:table-cell>
          <table:table-cell table:style-name="ce21" office:value-type="float" office:value="47000">
            <text:p>4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915000">
            <text:p>-2 915 000</text:p>
          </table:table-cell>
          <table:table-cell table:style-name="ce13" office:value-type="float" office:value="-4262000">
            <text:p>-4 262 000</text:p>
          </table:table-cell>
          <table:table-cell table:style-name="ce21" office:value-type="float" office:value="-3181000">
            <text:p>-3 181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2])" office:value-type="float" office:value="1583000">
            <text:p>1 583 000</text:p>
          </table:table-cell>
          <table:table-cell table:style-name="ce14" table:formula="of:=SUM([.D19:.D22])" office:value-type="float" office:value="-9901000">
            <text:p>-9 901 000</text:p>
          </table:table-cell>
          <table:table-cell table:style-name="ce22" table:formula="of:=SUM([.E19:.E22])" office:value-type="float" office:value="-10650000">
            <text:p>-10 65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4000">
            <text:p>104 000</text:p>
          </table:table-cell>
          <table:table-cell table:style-name="ce21" office:value-type="float" office:value="674000">
            <text:p>674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4" table:formula="of:=+[.C23]+[.C24]-[.C25]" office:value-type="float" office:value="1583000">
            <text:p>1 583 000</text:p>
          </table:table-cell>
          <table:table-cell table:style-name="ce14" table:formula="of:=+[.D23]+[.D24]-[.D25]" office:value-type="float" office:value="-10005000">
            <text:p>-10 005 000</text:p>
          </table:table-cell>
          <table:table-cell table:style-name="ce22" table:formula="of:=+[.E23]+[.E24]-[.E25]" office:value-type="float" office:value="-11324000">
            <text:p>-11 3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1580000">
            <text:p>1 580 000</text:p>
          </table:table-cell>
          <table:table-cell table:style-name="ce13" office:value-type="float" office:value="77000">
            <text:p>77 000</text:p>
          </table:table-cell>
          <table:table-cell table:style-name="ce21" office:value-type="float" office:value="535000">
            <text:p>535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6:.C27])" office:value-type="float" office:value="3163000">
            <text:p>3 163 000</text:p>
          </table:table-cell>
          <table:table-cell table:style-name="ce14" table:formula="of:=SUM([.D26:.D27])" office:value-type="float" office:value="-9928000">
            <text:p>-9 928 000</text:p>
          </table:table-cell>
          <table:table-cell table:style-name="ce22" table:formula="of:=SUM([.E26:.E27])" office:value-type="float" office:value="-10789000">
            <text:p>-10 789 00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office:value-type="float" office:value="37385000">
            <text:p>37 385 000</text:p>
          </table:table-cell>
          <table:table-cell table:style-name="ce13" office:value-type="float" office:value="33287000">
            <text:p>33 287 000</text:p>
          </table:table-cell>
          <table:table-cell table:style-name="ce21" office:value-type="float" office:value="32525000">
            <text:p>32 525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19760000">
            <text:p>19 760 000</text:p>
          </table:table-cell>
          <table:table-cell table:style-name="ce13" office:value-type="float" office:value="18729000">
            <text:p>18 729 000</text:p>
          </table:table-cell>
          <table:table-cell table:style-name="ce21" office:value-type="float" office:value="16778000">
            <text:p>16 7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1000">
            <text:p>221 000</text:p>
          </table:table-cell>
          <table:table-cell table:style-name="ce21" office:value-type="float" office:value="98000">
            <text:p>98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71000">
            <text:p>71 000</text:p>
          </table:table-cell>
          <table:table-cell table:style-name="ce13" office:value-type="float" office:value="61000">
            <text:p>61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134000">
            <text:p>134 00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987000">
            <text:p>2 987 000</text:p>
          </table:table-cell>
          <table:table-cell table:style-name="ce13" office:value-type="float" office:value="4123000">
            <text:p>4 123 000</text:p>
          </table:table-cell>
          <table:table-cell table:style-name="ce21" office:value-type="float" office:value="3841000">
            <text:p>3 841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office:value-type="float" office:value="1458000">
            <text:p>1 458 000</text:p>
          </table:table-cell>
          <table:table-cell table:style-name="ce13" office:value-type="float" office:value="1388000">
            <text:p>1 388 000</text:p>
          </table:table-cell>
          <table:table-cell table:style-name="ce21" office:value-type="float" office:value="978000">
            <text:p>9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85000">
            <text:p>8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14000">
            <text:p>114 000</text:p>
          </table:table-cell>
          <table:table-cell table:style-name="ce13" office:value-type="float" office:value="105000">
            <text:p>105 000</text:p>
          </table:table-cell>
          <table:table-cell table:style-name="ce21" office:value-type="float" office:value="104000">
            <text:p>10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371000">
            <text:p>371 000</text:p>
          </table:table-cell>
          <table:table-cell table:style-name="ce13" office:value-type="float" office:value="148000">
            <text:p>148 000</text:p>
          </table:table-cell>
          <table:table-cell table:style-name="ce21" office:value-type="float" office:value="60000">
            <text:p>6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office:value-type="float" office:value="24816000">
            <text:p>24 816 000</text:p>
          </table:table-cell>
          <table:table-cell table:style-name="ce13" office:value-type="float" office:value="22942000">
            <text:p>22 942 000</text:p>
          </table:table-cell>
          <table:table-cell table:style-name="ce21" office:value-type="float" office:value="14537000">
            <text:p>14 53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286000">
            <text:p>286 000</text:p>
          </table:table-cell>
          <table:table-cell table:style-name="ce13" office:value-type="float" office:value="319000">
            <text:p>319 000</text:p>
          </table:table-cell>
          <table:table-cell table:style-name="ce21" office:value-type="float" office:value="447000">
            <text:p>447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style-name="ce13" office:value-type="float" office:value="30000">
            <text:p>30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00000">
            <text:p>100 000</text:p>
          </table:table-cell>
          <table:table-cell table:style-name="ce13" office:value-type="float" office:value="115000">
            <text:p>115 000</text:p>
          </table:table-cell>
          <table:table-cell table:style-name="ce21" office:value-type="float" office:value="64000">
            <text:p>64 00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4077000">
            <text:p>4 077 000</text:p>
          </table:table-cell>
          <table:table-cell table:style-name="ce13" office:value-type="float" office:value="1526000">
            <text:p>1 526 000</text:p>
          </table:table-cell>
          <table:table-cell table:style-name="ce21" office:value-type="float" office:value="1739000">
            <text:p>1 73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147000">
            <text:p>1 147 000</text:p>
          </table:table-cell>
          <table:table-cell table:style-name="ce13" office:value-type="float" office:value="1005000">
            <text:p>1 005 000</text:p>
          </table:table-cell>
          <table:table-cell table:style-name="ce21" office:value-type="float" office:value="859000">
            <text:p>85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1653000">
            <text:p>1 653 000</text:p>
          </table:table-cell>
          <table:table-cell table:style-name="ce13" office:value-type="float" office:value="1725000">
            <text:p>1 725 000</text:p>
          </table:table-cell>
          <table:table-cell table:style-name="ce21" office:value-type="float" office:value="856000">
            <text:p>856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24000">
            <text:p>124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2852000">
            <text:p>2 852 000</text:p>
          </table:table-cell>
          <table:table-cell table:style-name="ce13" office:value-type="float" office:value="2188000">
            <text:p>2 188 000</text:p>
          </table:table-cell>
          <table:table-cell table:style-name="ce21" office:value-type="float" office:value="3024000">
            <text:p>3 0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36:.C65])" office:value-type="float" office:value="97365000">
            <text:p>97 365 000</text:p>
          </table:table-cell>
          <table:table-cell table:style-name="ce14" table:formula="of:=SUM([.D36:.D65])" office:value-type="float" office:value="87926000">
            <text:p>87 926 000</text:p>
          </table:table-cell>
          <table:table-cell table:style-name="ce22" table:formula="of:=SUM([.E36:.E65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2" table:style-name="ce13" office:value-type="float" office:value="7686000">
            <text:p>7 686 000</text:p>
          </table:table-cell>
          <table:table-cell table:style-name="ce21" office:value-type="float" office:value="7686000">
            <text:p>7 68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55000">
            <text:p>55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style-name="ce13" office:value-type="float" office:value="13821000">
            <text:p>13 821 000</text:p>
          </table:table-cell>
          <table:table-cell table:style-name="ce13" office:value-type="float" office:value="16921000">
            <text:p>16 921 000</text:p>
          </table:table-cell>
          <table:table-cell table:style-name="ce21" office:value-type="float" office:value="23010000">
            <text:p>23 01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14943000">
            <text:p>14 943 000</text:p>
          </table:table-cell>
          <table:table-cell table:style-name="ce13" office:value-type="float" office:value="15710000">
            <text:p>15 710 000</text:p>
          </table:table-cell>
          <table:table-cell table:style-name="ce21" office:value-type="float" office:value="6458000">
            <text:p>6 458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62000">
            <text:p>3 162 000</text:p>
          </table:table-cell>
          <table:table-cell table:style-name="ce13" office:value-type="float" office:value="-9928000">
            <text:p>-9 928 000</text:p>
          </table:table-cell>
          <table:table-cell table:style-name="ce21" office:value-type="float" office:value="-10789000">
            <text:p>-10 789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2" table:style-name="ce13" office:value-type="float" office:value="31000">
            <text:p>31 000</text:p>
          </table:table-cell>
          <table:table-cell table:style-name="ce21" office:value-type="float" office:value="32000">
            <text:p>32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ääomalain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4692000">
            <text:p>4 69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27400000">
            <text:p>27 400 000</text:p>
          </table:table-cell>
          <table:table-cell table:style-name="ce13" office:value-type="float" office:value="12000000">
            <text:p>12 000 000</text:p>
          </table:table-cell>
          <table:table-cell table:style-name="ce21" office:value-type="float" office:value="17333000">
            <text:p>17 333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820000">
            <text:p>820 000</text:p>
          </table:table-cell>
          <table:table-cell table:style-name="ce13" office:value-type="float" office:value="297000">
            <text:p>297 000</text:p>
          </table:table-cell>
          <table:table-cell table:style-name="ce21" office:value-type="float" office:value="177000">
            <text:p>17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13" office:value-type="float" office:value="6692000">
            <text:p>6 692 000</text:p>
          </table:table-cell>
          <table:table-cell table:style-name="ce13" office:value-type="float" office:value="6330000">
            <text:p>6 330 000</text:p>
          </table:table-cell>
          <table:table-cell table:style-name="ce21" office:value-type="float" office:value="5834000">
            <text:p>5 83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5155000">
            <text:p>5 155 000</text:p>
          </table:table-cell>
          <table:table-cell table:style-name="ce13" office:value-type="float" office:value="21277000">
            <text:p>21 277 000</text:p>
          </table:table-cell>
          <table:table-cell table:style-name="ce21" office:value-type="float" office:value="3167000">
            <text:p>3 16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style-name="ce13" office:value-type="float" office:value="13000">
            <text:p>13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9608000">
            <text:p>9 608 000</text:p>
          </table:table-cell>
          <table:table-cell table:style-name="ce13" office:value-type="float" office:value="8458000">
            <text:p>8 458 000</text:p>
          </table:table-cell>
          <table:table-cell table:style-name="ce21" office:value-type="float" office:value="8328000">
            <text:p>8 32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632000">
            <text:p>632 000</text:p>
          </table:table-cell>
          <table:table-cell table:style-name="ce13" office:value-type="float" office:value="587000">
            <text:p>587 000</text:p>
          </table:table-cell>
          <table:table-cell table:style-name="ce21" office:value-type="float" office:value="232000">
            <text:p>23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13" office:value-type="float" office:value="3552000">
            <text:p>3 552 000</text:p>
          </table:table-cell>
          <table:table-cell table:style-name="ce13" office:value-type="float" office:value="3168000">
            <text:p>3 168 000</text:p>
          </table:table-cell>
          <table:table-cell table:style-name="ce21" office:value-type="float" office:value="3324000">
            <text:p>3 32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3795000">
            <text:p>3 795 000</text:p>
          </table:table-cell>
          <table:table-cell table:style-name="ce13" office:value-type="float" office:value="5334000">
            <text:p>5 334 000</text:p>
          </table:table-cell>
          <table:table-cell table:style-name="ce21" office:value-type="float" office:value="6511000">
            <text:p>6 511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0:.C93])" office:value-type="float" office:value="97365000">
            <text:p>97 365 000</text:p>
          </table:table-cell>
          <table:table-cell table:style-name="ce14" table:formula="of:=SUM([.D70:.D93])" office:value-type="float" office:value="87926000">
            <text:p>87 926 000</text:p>
          </table:table-cell>
          <table:table-cell table:style-name="ce22" table:formula="of:=SUM([.E70:.E93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Tekijä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Janne Bragge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(opiskelijanumero)</text:p>
          </table:table-cell>
          <table:table-cell table:style-name="ce15" table:number-columns-repeated="3"/>
          <table:table-cell table:number-columns-repeated="1019"/>
        </table:table-row>
        <table:table-row table:style-name="ro1" table:number-rows-repeated="5">
          <table:table-cell table:style-name="ce5" table:number-columns-repeated="2"/>
          <table:table-cell table:style-name="ce15"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4" office:value-type="float" office:value="2009">
            <text:p>2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3]" office:value-type="currency" office:currency="EUR" office:value="80113000">
            <text:p>80 113 000,00 €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4]" office:value-type="currency" office:currency="EUR" office:value="1824000">
            <text:p>1 824 000,00 €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81937000">
            <text:p>81 93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16" table:formula="of:=([.E7]+[.E8])" office:value-type="currency" office:currency="EUR" office:value="-34601000">
            <text:p>-34 60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16" table:formula="of:=[.E10]+[.E12]+[.E13]" office:value-type="currency" office:currency="EUR" office:value="-21765000">
            <text:p>-21 76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16" table:formula="of:=[.E18]" office:value-type="currency" office:currency="EUR" office:value="-28084000">
            <text:p>-28 08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6" table:formula="of:=[.C112]+[.C113]+[.C114]+[.C115]+[.C116]+[.C117]+[.C118]" office:value-type="currency" office:currency="EUR" office:value="-2513000">
            <text:p>-2 51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16" table:formula="of:=[.E15]" office:value-type="currency" office:currency="EUR" office:value="-3507000">
            <text:p>-3 50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[.E16]" office:value-type="currency" office:currency="EUR" office:value="-882000">
            <text:p>-88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table:formula="of:=[.E17]" office:value-type="currency" office:currency="EUR" office:value="-614000">
            <text:p>-61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6" table:formula="of:=SUM([.C120:.C125])" office:value-type="currency" office:currency="EUR" office:value="-7516000">
            <text:p>-7 51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1]" office:value-type="currency" office:currency="EUR" office:value="47000">
            <text:p>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2]" office:value-type="currency" office:currency="EUR" office:value="-3181000">
            <text:p>-3 18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office:value-type="currency" office:currency="EUR" office:value="535000">
            <text:p>535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6" table:formula="of:=SUM([.C126:.C133])" office:value-type="currency" office:currency="EUR" office:value="-10115000">
            <text:p>-10 11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5]" office:value-type="currency" office:currency="EUR" office:value="674000">
            <text:p>67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6" table:formula="of:=[.C135]+[.C137]-[.C138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su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8" office:value-type="string">
            <text:p>TILIKAUDEN TULOS</text:p>
          </table:table-cell>
          <table:table-cell/>
          <table:table-cell table:style-name="ce16" table:formula="of:=SUM([.C140:.C146])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36]+[.E37]" office:value-type="currency" office:currency="EUR" office:value="49303000">
            <text:p>49 30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table:formula="of:=[.E38]" office:value-type="currency" office:currency="EUR" office:value="98000">
            <text:p>98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9401000">
            <text:p>49 40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2]" office:value-type="currency" office:currency="EUR" office:value="3841000">
            <text:p>3 84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3]+[.E44]" office:value-type="currency" office:currency="EUR" office:value="1063000">
            <text:p>1 06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4904000">
            <text:p>4 90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6]" office:value-type="currency" office:currency="EUR" office:value="104000">
            <text:p>10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47]+[.E57]" office:value-type="currency" office:currency="EUR" office:value="64000">
            <text:p>64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1:.C173])" office:value-type="currency" office:currency="EUR" office:value="168000">
            <text:p>16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0]" office:value-type="currency" office:currency="EUR" office:value="60000">
            <text:p>6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1]" office:value-type="currency" office:currency="EUR" office:value="14537000">
            <text:p>14 537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2]+[.E53]" office:value-type="currency" office:currency="EUR" office:value="447000">
            <text:p>44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5044000">
            <text:p>15 04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59]" office:value-type="currency" office:currency="EUR" office:value="1739000">
            <text:p>1 73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0]+[.E61]" office:value-type="currency" office:currency="EUR" office:value="1715000">
            <text:p>1 71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3454000">
            <text:p>3 45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3]+[.E64]+[.E65]" office:value-type="currency" office:currency="EUR" office:value="3024000">
            <text:p>3 02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1" office:value-type="string">
            <text:p>OIKAISTU TASE </text:p>
          </table:table-cell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0]" office:value-type="currency" office:currency="EUR" office:value="7686000">
            <text:p>7 6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2]+[.E73]+[.E74]" office:value-type="currency" office:currency="EUR" office:value="23010000">
            <text:p>23 01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75]" office:value-type="currency" office:currency="EUR" office:value="6458000">
            <text:p>6 45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76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6])" office:value-type="currency" office:currency="EUR" office:value="26365000">
            <text:p>26 36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[.E78]" office:value-type="currency" office:currency="EUR" office:value="32000">
            <text:p>3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7]+[.C209]+[.C210]" office:value-type="currency" office:currency="EUR" office:value="26397000">
            <text:p>26 39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ääomalainat</text:p>
          </table:table-cell>
          <table:table-cell table:style-name="ce16" table:formula="of:=[.E81]" office:value-type="currency" office:currency="EUR" office:value="4692000">
            <text:p>4 69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2]" office:value-type="currency" office:currency="EUR" office:value="17333000">
            <text:p>17 33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[.E83]+[.E84]" office:value-type="currency" office:currency="EUR" office:value="6011000">
            <text:p>6 011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5:.C220])" office:value-type="currency" office:currency="EUR" office:value="28036000">
            <text:p>28 03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87]+[.E90]" office:value-type="currency" office:currency="EUR" office:value="3399000">
            <text:p>3 39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89]" office:value-type="currency" office:currency="EUR" office:value="8328000">
            <text:p>8 32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2]+[.E93]" office:value-type="currency" office:currency="EUR" office:value="9835000">
            <text:p>9 83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21562000">
            <text:p>21 562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35]" office:value-type="currency" office:currency="EUR" office:value="49598000">
            <text:p>49 5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2]+[.C237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" table:style-name="ta2" table:print="false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number-columns-repeated="1018" table:default-cell-style-name="ce1"/>
        <table:table-row table:style-name="ro4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style-name="ce9"/>
          <table:table-cell/>
          <table:table-cell table:style-name="ce2" table:number-columns-spanned="2" table:number-rows-spanned="1"/>
          <table:covered-table-cell table:style-name="ce9"/>
          <table:table-cell table:number-columns-repeated="1015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62868000">
            <text:p>62 868 000</text:p>
          </table:table-cell>
          <table:table-cell table:style-name="ce13" office:value-type="float" office:value="60414000">
            <text:p>60 414 000</text:p>
          </table:table-cell>
          <table:table-cell table:style-name="ce21" office:value-type="float" office:value="60101000">
            <text:p>60 101 000</text:p>
          </table:table-cell>
          <table:table-cell table:style-name="ce5"/>
          <table:table-cell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250000">
            <text:p>250 000</text:p>
          </table:table-cell>
          <table:table-cell table:style-name="ce13" office:value-type="float" office:value="303000">
            <text:p>303 000</text:p>
          </table:table-cell>
          <table:table-cell table:style-name="ce21" office:value-type="float" office:value="271000">
            <text:p>271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9659000">
            <text:p>-29 659 000</text:p>
          </table:table-cell>
          <table:table-cell table:style-name="ce13" office:value-type="float" office:value="-30789000">
            <text:p>-30 789 000</text:p>
          </table:table-cell>
          <table:table-cell table:style-name="ce21" office:value-type="float" office:value="-31378000">
            <text:p>-31 37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245000">
            <text:p>245 000</text:p>
          </table:table-cell>
          <table:table-cell table:style-name="ce13" office:value-type="float" office:value="346000">
            <text:p>346 000</text:p>
          </table:table-cell>
          <table:table-cell table:style-name="ce21" office:value-type="float" office:value="989000">
            <text:p>9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13" office:value-type="float" office:value="-1448000">
            <text:p>-1 448 000</text:p>
          </table:table-cell>
          <table:table-cell table:style-name="ce13" office:value-type="float" office:value="-1115000">
            <text:p>-1 115 000</text:p>
          </table:table-cell>
          <table:table-cell table:style-name="ce21" office:value-type="float" office:value="-1418000">
            <text:p>-1 41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1196000">
            <text:p>-11 196 000</text:p>
          </table:table-cell>
          <table:table-cell table:style-name="ce13" office:value-type="float" office:value="-11828000">
            <text:p>-11 828 000</text:p>
          </table:table-cell>
          <table:table-cell table:style-name="ce21" office:value-type="float" office:value="-12166000">
            <text:p>-12 16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66000">
            <text:p>-2 166 000</text:p>
          </table:table-cell>
          <table:table-cell table:style-name="ce13" office:value-type="float" office:value="-2096000">
            <text:p>-2 096 000</text:p>
          </table:table-cell>
          <table:table-cell table:style-name="ce21" office:value-type="float" office:value="-2281000">
            <text:p>-2 28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591000">
            <text:p>-591 000</text:p>
          </table:table-cell>
          <table:table-cell table:style-name="ce13" office:value-type="float" office:value="-511000">
            <text:p>-511 000</text:p>
          </table:table-cell>
          <table:table-cell table:style-name="ce21" office:value-type="float" office:value="-569000">
            <text:p>-56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1595000">
            <text:p>-1 595 000</text:p>
          </table:table-cell>
          <table:table-cell table:style-name="ce13" office:value-type="float" office:value="-1077000">
            <text:p>-1 077 000</text:p>
          </table:table-cell>
          <table:table-cell table:style-name="ce21" office:value-type="float" office:value="-1219000">
            <text:p>-1 2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12323000">
            <text:p>-12 323 000</text:p>
          </table:table-cell>
          <table:table-cell table:style-name="ce13" office:value-type="float" office:value="-11208000">
            <text:p>-11 208 000</text:p>
          </table:table-cell>
          <table:table-cell table:style-name="ce21" office:value-type="float" office:value="-10606000">
            <text:p>-10 606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2:.C18])" office:value-type="float" office:value="4385000">
            <text:p>4 385 000</text:p>
          </table:table-cell>
          <table:table-cell table:style-name="ce14" table:formula="of:=SUM([.D2:.D18])" office:value-type="float" office:value="2439000">
            <text:p>2 439 000</text:p>
          </table:table-cell>
          <table:table-cell table:style-name="ce22" table:formula="of:=SUM([.E2:.E18])" office:value-type="float" office:value="1724000">
            <text:p>1 724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28" table:number-columns-repeated="2"/>
          <table:table-cell table:style-name="ce36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Tuotot muista pysyvien vastaavien sijoituksista</text:p>
          </table:table-cell>
          <table:table-cell table:style-name="ce13" office:value-type="float" office:value="2207000">
            <text:p>2 207 000</text:p>
          </table:table-cell>
          <table:table-cell table:style-name="ce13" office:value-type="float" office:value="2955000">
            <text:p>2 955 000</text:p>
          </table:table-cell>
          <table:table-cell table:style-name="ce21" office:value-type="float" office:value="0">
            <text:p>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421000">
            <text:p>421 000</text:p>
          </table:table-cell>
          <table:table-cell table:style-name="ce13" office:value-type="float" office:value="673000">
            <text:p>673 000</text:p>
          </table:table-cell>
          <table:table-cell table:style-name="ce21" office:value-type="float" office:value="247000">
            <text:p>24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355000">
            <text:p>-2 355 000</text:p>
          </table:table-cell>
          <table:table-cell table:style-name="ce13" office:value-type="float" office:value="-3318000">
            <text:p>-3 318 000</text:p>
          </table:table-cell>
          <table:table-cell table:style-name="ce21" office:value-type="float" office:value="-417000">
            <text:p>-4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3])" office:value-type="float" office:value="4658000">
            <text:p>4 658 000</text:p>
          </table:table-cell>
          <table:table-cell table:style-name="ce14" table:formula="of:=SUM([.D19:.D23])" office:value-type="float" office:value="2749000">
            <text:p>2 749 000</text:p>
          </table:table-cell>
          <table:table-cell table:style-name="ce22" table:formula="of:=SUM([.E19:.E23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29" table:formula="of:=SUM([.C24:.C26])" office:value-type="float" office:value="4658000">
            <text:p>4 658 000</text:p>
          </table:table-cell>
          <table:table-cell table:style-name="ce29" table:formula="of:=SUM([.D24:.D26])" office:value-type="float" office:value="2749000">
            <text:p>2 749 000</text:p>
          </table:table-cell>
          <table:table-cell table:style-name="ce37" table:formula="of:=SUM([.E24:.E26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-1349000">
            <text:p>-1 349 000</text:p>
          </table:table-cell>
          <table:table-cell table:style-name="ce13" office:value-type="float" office:value="-921000">
            <text:p>-921 000</text:p>
          </table:table-cell>
          <table:table-cell table:style-name="ce21" office:value-type="float" office:value="-450000">
            <text:p>-450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Laskennalisen verovelan tai -saamisen muutos (lisäys +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89000">
            <text:p>989 000</text:p>
          </table:table-cell>
          <table:table-cell table:style-name="ce21" office:value-type="float" office:value="164000">
            <text:p>164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Vähemmistöosuus tuloksesta</text:p>
          </table:table-cell>
          <table:table-cell table:style-name="ce13" office:value-type="float" office:value="-166000">
            <text:p>-166 000</text:p>
          </table:table-cell>
          <table:table-cell table:style-name="ce13" office:value-type="float" office:value="-129000">
            <text:p>-129 000</text:p>
          </table:table-cell>
          <table:table-cell table:style-name="ce21" office:value-type="float" office:value="-142000">
            <text:p>-142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7:.C30])" office:value-type="float" office:value="3143000">
            <text:p>3 143 000</text:p>
          </table:table-cell>
          <table:table-cell table:style-name="ce14" table:formula="of:=SUM([.D27:.D30])" office:value-type="float" office:value="2688000">
            <text:p>2 688 000</text:p>
          </table:table-cell>
          <table:table-cell table:style-name="ce22" table:formula="of:=SUM([.E27:.E30])" office:value-type="float" office:value="1126000">
            <text:p>1 126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 table:number-rows-repeated="3">
          <table:table-cell table:style-name="ce3"/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4" office:value-type="string">
            <text:p>PYSYVÄT VASTAAVA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>
            <text:p>Aineettomat hyödykkee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4490000">
            <text:p>4 490 000</text:p>
          </table:table-cell>
          <table:table-cell table:style-name="ce13" office:value-type="float" office:value="4542000">
            <text:p>4 542 000</text:p>
          </table:table-cell>
          <table:table-cell table:style-name="ce21" office:value-type="float" office:value="4542000">
            <text:p>4 54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343000">
            <text:p>343 000</text:p>
          </table:table-cell>
          <table:table-cell table:style-name="ce13" office:value-type="float" office:value="308000">
            <text:p>308 000</text:p>
          </table:table-cell>
          <table:table-cell table:style-name="ce21" office:value-type="float" office:value="332000">
            <text:p>33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358000">
            <text:p>358 000</text:p>
          </table:table-cell>
          <table:table-cell table:style-name="ce13" office:value-type="float" office:value="398000">
            <text:p>398 000</text:p>
          </table:table-cell>
          <table:table-cell table:style-name="ce21" office:value-type="float" office:value="398000">
            <text:p>39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2694000">
            <text:p>2 694 000</text:p>
          </table:table-cell>
          <table:table-cell table:style-name="ce13" office:value-type="float" office:value="2550000">
            <text:p>2 550 000</text:p>
          </table:table-cell>
          <table:table-cell table:style-name="ce21" office:value-type="float" office:value="2406000">
            <text:p>2 40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430000">
            <text:p>2 430 000</text:p>
          </table:table-cell>
          <table:table-cell table:style-name="ce13" office:value-type="float" office:value="2687000">
            <text:p>2 687 000</text:p>
          </table:table-cell>
          <table:table-cell table:style-name="ce21" office:value-type="float" office:value="2323000">
            <text:p>2 323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691000">
            <text:p>691 000</text:p>
          </table:table-cell>
          <table:table-cell table:style-name="ce13" office:value-type="float" office:value="397000">
            <text:p>397 000</text:p>
          </table:table-cell>
          <table:table-cell table:style-name="ce21" office:value-type="float" office:value="414000">
            <text:p>414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8850000">
            <text:p>8 850 000</text:p>
          </table:table-cell>
          <table:table-cell table:style-name="ce13" office:value-type="float" office:value="9444000">
            <text:p>9 444 000</text:p>
          </table:table-cell>
          <table:table-cell table:style-name="ce21" office:value-type="float" office:value="10371000">
            <text:p>10 37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0">
            <text:p>10 000</text:p>
          </table:table-cell>
          <table:table-cell table:style-name="ce21" office:value-type="float" office:value="19000">
            <text:p>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64000">
            <text:p>64 000</text:p>
          </table:table-cell>
          <table:table-cell table:style-name="ce21" office:value-type="float" office:value="117000">
            <text:p>1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6565000">
            <text:p>6 565 000</text:p>
          </table:table-cell>
          <table:table-cell table:style-name="ce13" office:value-type="float" office:value="6630000">
            <text:p>6 630 000</text:p>
          </table:table-cell>
          <table:table-cell table:style-name="ce21" office:value-type="float" office:value="7255000">
            <text:p>7 255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saaminen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71000">
            <text:p>1 171 000</text:p>
          </table:table-cell>
          <table:table-cell table:style-name="ce21" office:value-type="float" office:value="1330000">
            <text:p>1 330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saaminen</text:p>
          </table:table-cell>
          <table:table-cell table:style-name="ce13" office:value-type="float" office:value="650000">
            <text:p>650 000</text:p>
          </table:table-cell>
          <table:table-cell table:style-name="ce13" office:value-type="float" office:value="671000">
            <text:p>671 000</text:p>
          </table:table-cell>
          <table:table-cell table:style-name="ce21" office:value-type="float" office:value="92000">
            <text:p>9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44000">
            <text:p>144 000</text:p>
          </table:table-cell>
          <table:table-cell table:style-name="ce13" office:value-type="float" office:value="310000">
            <text:p>310 000</text:p>
          </table:table-cell>
          <table:table-cell table:style-name="ce21" office:value-type="float" office:value="1239000">
            <text:p>1 23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3300000">
            <text:p>3 300 000</text:p>
          </table:table-cell>
          <table:table-cell table:style-name="ce13" office:value-type="float" office:value="3240000">
            <text:p>3 240 000</text:p>
          </table:table-cell>
          <table:table-cell table:style-name="ce21" office:value-type="float" office:value="2812000">
            <text:p>2 81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711000">
            <text:p>711 000</text:p>
          </table:table-cell>
          <table:table-cell table:style-name="ce13" office:value-type="float" office:value="606000">
            <text:p>606 000</text:p>
          </table:table-cell>
          <table:table-cell table:style-name="ce21" office:value-type="float" office:value="89000">
            <text:p>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7471000">
            <text:p>7 471 000</text:p>
          </table:table-cell>
          <table:table-cell table:style-name="ce13" office:value-type="float" office:value="2653000">
            <text:p>2 653 000</text:p>
          </table:table-cell>
          <table:table-cell table:style-name="ce21" office:value-type="float" office:value="4382000">
            <text:p>4 382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40:.C71])" office:value-type="float" office:value="38697000">
            <text:p>38 697 000</text:p>
          </table:table-cell>
          <table:table-cell table:style-name="ce14" table:formula="of:=SUM([.D40:.D71])" office:value-type="float" office:value="35681000">
            <text:p>35 681 000</text:p>
          </table:table-cell>
          <table:table-cell table:style-name="ce22" table:formula="of:=SUM([.E40:.E71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 table:number-columns-repeated="2"/>
          <table:table-cell table:style-name="ce36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style-name="ce13" office:value-type="float" office:value="2580000">
            <text:p>2 580 000</text:p>
          </table:table-cell>
          <table:table-cell table:style-name="ce13" office:value-type="float" office:value="2603000">
            <text:p>2 603 000</text:p>
          </table:table-cell>
          <table:table-cell table:style-name="ce21" office:value-type="float" office:value="2603000">
            <text:p>2 603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Ylikurssirahasto</text:p>
          </table:table-cell>
          <table:table-cell table:style-name="ce5"/>
          <table:table-cell table:style-name="ce13" office:value-type="float" office:value="7400000">
            <text:p>7 400 000</text:p>
          </table:table-cell>
          <table:table-cell table:style-name="ce13" office:value-type="float" office:value="7662000">
            <text:p>7 662 000</text:p>
          </table:table-cell>
          <table:table-cell table:style-name="ce21" office:value-type="float" office:value="7662000">
            <text:p>7 662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5978000">
            <text:p>5 978 000</text:p>
          </table:table-cell>
          <table:table-cell table:style-name="ce13" office:value-type="float" office:value="3738000">
            <text:p>3 738 000</text:p>
          </table:table-cell>
          <table:table-cell table:style-name="ce21" office:value-type="float" office:value="5386000">
            <text:p>5 386 00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43000">
            <text:p>3 143 000</text:p>
          </table:table-cell>
          <table:table-cell table:style-name="ce13" office:value-type="float" office:value="2688000">
            <text:p>2 688 000</text:p>
          </table:table-cell>
          <table:table-cell table:style-name="ce21" office:value-type="float" office:value="1126000">
            <text:p>1 126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ähemmistöosuus</text:p>
          </table:table-cell>
          <table:table-cell table:style-name="ce5"/>
          <table:table-cell table:style-name="ce13" office:value-type="float" office:value="750000">
            <text:p>750 000</text:p>
          </table:table-cell>
          <table:table-cell table:style-name="ce13" office:value-type="float" office:value="879000">
            <text:p>879 000</text:p>
          </table:table-cell>
          <table:table-cell table:style-name="ce21" office:value-type="float" office:value="1021000">
            <text:p>1 0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10424000">
            <text:p>10 424 000</text:p>
          </table:table-cell>
          <table:table-cell table:style-name="ce13" office:value-type="float" office:value="8674000">
            <text:p>8 674 000</text:p>
          </table:table-cell>
          <table:table-cell table:style-name="ce21" office:value-type="float" office:value="8173000">
            <text:p>8 1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47000">
            <text:p>1 547 000</text:p>
          </table:table-cell>
          <table:table-cell table:style-name="ce21" office:value-type="float" office:value="4473000">
            <text:p>4 4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271000">
            <text:p>271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2546000">
            <text:p>2 546 000</text:p>
          </table:table-cell>
          <table:table-cell table:style-name="ce13" office:value-type="float" office:value="3203000">
            <text:p>3 203 000</text:p>
          </table:table-cell>
          <table:table-cell table:style-name="ce21" office:value-type="float" office:value="3094000">
            <text:p>3 09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velat</text:p>
          </table:table-cell>
          <table:table-cell table:style-name="ce13" office:value-type="float" office:value="2957000">
            <text:p>2 957 000</text:p>
          </table:table-cell>
          <table:table-cell table:style-name="ce13" office:value-type="float" office:value="1295000">
            <text:p>1 295 000</text:p>
          </table:table-cell>
          <table:table-cell table:style-name="ce21" office:value-type="float" office:value="1348000">
            <text:p>1 348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2919000">
            <text:p>2 919 000</text:p>
          </table:table-cell>
          <table:table-cell table:style-name="ce13" office:value-type="float" office:value="3392000">
            <text:p>3 392 000</text:p>
          </table:table-cell>
          <table:table-cell table:style-name="ce21" office:value-type="float" office:value="2964000">
            <text:p>2 96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6:.C96])" office:value-type="float" office:value="38697000">
            <text:p>38 697 000</text:p>
          </table:table-cell>
          <table:table-cell table:style-name="ce14" table:formula="of:=SUM([.D76:.D96])" office:value-type="float" office:value="35681000">
            <text:p>35 681 000</text:p>
          </table:table-cell>
          <table:table-cell table:style-name="ce22" table:formula="of:=SUM([.E76:.E96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31" office:value-type="float" office:value="2009">
            <text:p>2009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2]" office:value-type="currency" office:currency="EUR" office:value="60101000">
            <text:p>60 10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3]" office:value-type="currency" office:currency="EUR" office:value="271000">
            <text:p>27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60372000">
            <text:p>60 372 000,00 €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32" table:formula="of:=([.E6]+[.E7])" office:value-type="currency" office:currency="EUR" office:value="-30389000">
            <text:p>-30 38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32" table:formula="of:=[.E8]" office:value-type="currency" office:currency="EUR" office:value="-1418000">
            <text:p>-1 41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32" table:formula="of:=([.E10]+[.E12]+[.E13])" office:value-type="currency" office:currency="EUR" office:value="-15016000">
            <text:p>-15 01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32" table:formula="of:=[.E18]" office:value-type="currency" office:currency="EUR" office:value="-10606000">
            <text:p>-10 6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8" table:formula="of:=[.C112]+[.C113]+[.C114]+[.C115]+[.C116]+[.C117]+[.C118]" office:value-type="currency" office:currency="EUR" office:value="2943000">
            <text:p>2 943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32" table:formula="of:=[.E15]" office:value-type="currency" office:currency="EUR" office:value="-1219000">
            <text:p>-1 2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8" table:formula="of:=SUM([.C120:.C125])" office:value-type="currency" office:currency="EUR" office:value="1724000">
            <text:p>1 72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[.E2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2]" office:value-type="currency" office:currency="EUR" office:value="247000">
            <text:p>2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3]" office:value-type="currency" office:currency="EUR" office:value="-417000">
            <text:p>-41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table:formula="of:=[.E28]" office:value-type="currency" office:currency="EUR" office:value="-450000">
            <text:p>-450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8" table:formula="of:=[.C126]+[.C129]+[.C130]+[.C133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6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8" table:formula="of:=[.C135]+[.C137]-[.C138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us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table:formula="of:=[.E29]+[.E30]" office:value-type="currency" office:currency="EUR" office:value="22000">
            <text:p>22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TILIKAUDEN TULOS</text:p>
          </table:table-cell>
          <table:table-cell/>
          <table:table-cell table:style-name="ce18" table:formula="of:=SUM([.C140:.C147])" office:value-type="currency" office:currency="EUR" office:value="1126000">
            <text:p>1 126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40]+[.E41]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3]" office:value-type="currency" office:currency="EUR" office:value="398000">
            <text:p>39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4]" office:value-type="currency" office:currency="EUR" office:value="2406000">
            <text:p>2 4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5]" office:value-type="currency" office:currency="EUR" office:value="2323000">
            <text:p>2 32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6]+[.E47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5127000">
            <text:p>5 12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9]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50]+[.E6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0:.C173])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3]" office:value-type="currency" office:currency="EUR" office:value="10371000">
            <text:p>10 3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table:formula="of:=[.E54]" office:value-type="currency" office:currency="EUR" office:value="19000">
            <text:p>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5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6]+[.E57]" office:value-type="currency" office:currency="EUR" office:value="117000">
            <text:p>11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0507000">
            <text:p>10 50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63]" office:value-type="currency" office:currency="EUR" office:value="7255000">
            <text:p>7 25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4]+[.E65]+[.E66]+[.E67]" office:value-type="currency" office:currency="EUR" office:value="5473000">
            <text:p>5 47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12728000">
            <text:p>12 72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9]+[.E70]+[.E71]" office:value-type="currency" office:currency="EUR" office:value="4471000">
            <text:p>4 47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26"/>
          <table:table-cell table:style-name="ce27" office:value-type="string">
            <text:p>OIKAISTU TASE </text:p>
          </table:table-cell>
          <table:table-cell table:style-name="ce33"/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6]" office:value-type="currency" office:currency="EUR" office:value="2603000">
            <text:p>2 60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table:formula="of:=[.E77]" office:value-type="currency" office:currency="EUR" office:value="7662000">
            <text:p>7 66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8]+[.E8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81]" office:value-type="currency" office:currency="EUR" office:value="5386000">
            <text:p>5 3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82]" office:value-type="currency" office:currency="EUR" office:value="1126000">
            <text:p>1 12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hemistöosuus</text:p>
          </table:table-cell>
          <table:table-cell table:style-name="ce16" table:formula="of:=[.E83]" office:value-type="currency" office:currency="EUR" office:value="1021000">
            <text:p>1 02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7])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8]+[.C210]+[.C211]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8]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6:.C220])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 table:formula="of:=[.E89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91]" office:value-type="currency" office:currency="EUR" office:value="4473000">
            <text:p>4 4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92]" office:value-type="currency" office:currency="EUR" office:value="271000">
            <text:p>2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93]" office:value-type="currency" office:currency="EUR" office:value="3094000">
            <text:p>3 09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5]+[.E96]" office:value-type="currency" office:currency="EUR" office:value="4312000">
            <text:p>4 31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12150000">
            <text:p>12 150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27]+[.C235]" office:value-type="currency" office:currency="EUR" office:value="20323000">
            <text:p>20 32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3]+[.C237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nnusluvut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row table:style-name="ro5" table:number-rows-repeated="3">
          <table:table-cell table:number-columns-repeated="10"/>
        </table:table-row>
        <table:table-row table:style-name="ro5">
          <table:table-cell table:number-columns-repeated="4"/>
          <table:table-cell table:style-name="ce41" office:value-type="string">
            <text:p>AA</text:p>
          </table:table-cell>
          <table:table-cell table:number-columns-repeated="2"/>
          <table:table-cell table:style-name="ce47"/>
          <table:table-cell table:style-name="ce41" office:value-type="string">
            <text:p>BB</text:p>
          </table:table-cell>
          <table:table-cell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style-name="ce39" office:value-type="string">
            <text:p>myyntisaamist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myyntisaamiset + sisäisten myyntisaamiset)</text:p>
          </table:table-cell>
          <table:table-cell table:style-name="ce40" office:value-type="string">
            <text:p>=</text:p>
          </table:table-cell>
          <table:table-cell table:style-name="ce45" table:formula="of:=(365*([AA.C186]+[AA.C187]))/[AA.C110]" office:value-type="float" office:value="7.92299626777177">
            <text:p>7,92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186]+[BB.C187]))/[BB.C110]" office:value-type="float" office:value="44.060414968137">
            <text:p>44,06</text:p>
          </table:table-cell>
          <table:table-cell office:value-type="string">
            <text:p>pv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liikevaihto</text:p>
          </table:table-cell>
          <table:table-cell table:number-columns-repeated="7"/>
        </table:table-row>
        <table:table-row table:style-name="ro5" table:number-rows-repeated="7">
          <table:table-cell table:number-columns-repeated="10"/>
        </table:table-row>
        <table:table-row table:style-name="ro5">
          <table:table-cell table:style-name="ce39" office:value-type="string">
            <text:p>ostovelkoj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ostovelat + sisäiset ostovelat)</text:p>
          </table:table-cell>
          <table:table-cell table:style-name="ce40" office:value-type="string">
            <text:p>=</text:p>
          </table:table-cell>
          <table:table-cell table:style-name="ce45" table:formula="of:=(365*([AA.C231]+[AA.C232]))/([AA.C113]+[AA.C114])*-1" office:value-type="float" office:value="87.8506401549088">
            <text:p>87,85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231]+[BB.C232]))/([BB.C113]+[BB.C114])*-1" office:value-type="float" office:value="35.5050774986638">
            <text:p>35,51</text:p>
          </table:table-cell>
          <table:table-cell office:value-type="string">
            <text:p>pv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Ostot + ulkopuoliset palvelut (12kk)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table:style-name="ce39" office:value-type="string">
            <text:p>quick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Rahoitusomaisuus – osatuloutuksen saamiset</text:p>
          </table:table-cell>
          <table:table-cell table:style-name="ce40" office:value-type="string">
            <text:p>=</text:p>
          </table:table-cell>
          <table:table-cell table:style-name="ce45" table:formula="of:=([AA.C190]+[AA.C192])/([AA.C235])" office:value-type="float" office:value="0.300435952138021">
            <text:p>0,30</text:p>
          </table:table-cell>
          <table:table-cell table:number-columns-repeated="3"/>
          <table:table-cell table:style-name="ce45" table:formula="of:=([BB.C190]+[BB.C192])/[BB.C235]" office:value-type="float" office:value="1.41555555555556">
            <text:p>1,42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yhytaikainen vieras pääoma – lyhytaikaiset saadut ennakot</text:p>
          </table:table-cell>
          <table:table-cell table:number-columns-repeated="7"/>
        </table:table-row>
        <table:table-row table:style-name="ro5" table:number-rows-repeated="6">
          <table:table-cell table:number-columns-repeated="10"/>
        </table:table-row>
        <table:table-row table:style-name="ro5">
          <table:table-cell/>
          <table:table-cell table:style-name="ce40"/>
          <table:table-cell table:number-columns-repeated="8"/>
        </table:table-row>
        <table:table-row table:style-name="ro5">
          <table:table-cell table:style-name="ce39" office:value-type="string">
            <text:p>Current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Vaihto-omaisuus + rahoitusomaisuu</text:p>
          </table:table-cell>
          <table:table-cell table:style-name="ce40" office:value-type="string">
            <text:p>=</text:p>
          </table:table-cell>
          <table:table-cell table:style-name="ce45" table:formula="of:=([AA.C184]+[AA.C190]+[AA.C192])/([AA.C235])" office:value-type="float" office:value="0.998144884519061">
            <text:p>1,00</text:p>
          </table:table-cell>
          <table:table-cell table:number-columns-repeated="3"/>
          <table:table-cell table:style-name="ce45" table:formula="of:=([BB.C184]+[BB.C190]+[BB.C192])/[BB.C235]" office:value-type="float" office:value="2.280329218107">
            <text:p>2,28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lyhytaikainen vieras pääoma.</text:p>
          </table:table-cell>
          <table:table-cell table:number-columns-repeated="7"/>
        </table:table-row>
        <table:table-row table:style-name="ro5" table:number-rows-repeated="7">
          <table:table-cell table:number-columns-repeated="10"/>
        </table:table-row>
        <table:table-row table:style-name="ro5">
          <table:table-cell office:value-type="string">
            <text:p>Rahoitustulos %</text:p>
          </table:table-cell>
          <table:table-cell table:style-name="ce41" office:value-type="string">
            <text:p>=</text:p>
          </table:table-cell>
          <table:table-cell table:style-name="ce43" office:value-type="string">
            <text:p>Nettotulos + poistot</text:p>
          </table:table-cell>
          <table:table-cell table:style-name="ce40" office:value-type="string">
            <text:p>=</text:p>
          </table:table-cell>
          <table:table-cell table:style-name="ce46" table:formula="of:=([AA.C135]+[AA.C122])/[AA.C112]" office:value-type="percentage" office:value="-0.166249679631912">
            <text:p>-16,62%</text:p>
          </table:table-cell>
          <table:table-cell table:number-columns-repeated="3"/>
          <table:table-cell table:style-name="ce46" table:formula="of:=([BB.C135]+[BB.C122])/[BB.C112]" office:value-type="percentage" office:value="-0.00190485655601935">
            <text:p>-0,19%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liiketoiminnan tuotot yhteensä</text:p>
          </table:table-cell>
          <table:table-cell table:number-columns-repeated="7"/>
        </table:table-row>
        <table:table-row table:style-name="ro5" table:number-rows-repeated="11">
          <table:table-cell table:number-columns-repeated="10"/>
        </table:table-row>
        <table:table-row table:style-name="ro5">
          <table:table-cell office:value-type="string">
            <text:p>Sijoitetun pääoman tuotto %</text:p>
          </table:table-cell>
          <table:table-cell table:style-name="ce40" office:value-type="string">
            <text:p>=</text:p>
          </table:table-cell>
          <table:table-cell table:style-name="ce44" office:value-type="string">
            <text:p>Nettotulos + rahoituskulut + verot </text:p>
          </table:table-cell>
          <table:table-cell table:style-name="ce40" office:value-type="string">
            <text:p>=</text:p>
          </table:table-cell>
          <table:table-cell table:style-name="ce46" table:formula="of:=([AA.C135]+[AA.C130]+[AA.C133])/[AA.C237]" office:value-type="percentage" office:value="-0.257288600346788">
            <text:p>-25,73%</text:p>
          </table:table-cell>
          <table:table-cell table:number-columns-repeated="3"/>
          <table:table-cell table:style-name="ce46" table:formula="of:=([BB.C135]+[BB.C130]+[BB.C133])/[BB.C237]" office:value-type="percentage" office:value="0.0116616641243911">
            <text:p>1,17%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sijoitettu pääoma</text:p>
          </table:table-cell>
          <table:table-cell table:number-columns-repeated="7"/>
        </table:table-row>
        <table:table-row table:style-name="ro5" table:number-rows-repeated="11">
          <table:table-cell table:number-columns-repeated="10"/>
        </table:table-row>
        <table:table-row table:style-name="ro5">
          <table:table-cell office:value-type="string">
            <text:p>Oman pääoman tuotto %</text:p>
          </table:table-cell>
          <table:table-cell table:style-name="ce42" office:value-type="string">
            <text:p>=</text:p>
          </table:table-cell>
          <table:table-cell table:style-name="ce43" office:value-type="string">
            <text:p>Nettotulos.</text:p>
          </table:table-cell>
          <table:table-cell table:style-name="ce40" office:value-type="string">
            <text:p>=</text:p>
          </table:table-cell>
          <table:table-cell table:style-name="ce46" table:formula="of:=[AA.C135]/[AA.C212]" office:value-type="percentage" office:value="-0.383187483426147">
            <text:p>-38,32%</text:p>
          </table:table-cell>
          <table:table-cell table:number-columns-repeated="3"/>
          <table:table-cell table:style-name="ce46" table:formula="of:=[BB.C135]/[BB.C213]" office:value-type="percentage" office:value="0.0620294415102821">
            <text:p>6,20%</text:p>
          </table:table-cell>
          <table:table-cell/>
        </table:table-row>
        <table:table-row table:style-name="ro5">
          <table:table-cell table:number-columns-repeated="2"/>
          <table:table-cell table:style-name="ce42" office:value-type="string">
            <text:p>oikaistu oma pääoma 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office:value-type="string">
            <text:p>Suhteellinen velkaantuneisuusaste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oikaistun taseen velat – saadut ennakot</text:p>
          </table:table-cell>
          <table:table-cell table:style-name="ce42" office:value-type="string">
            <text:p>=</text:p>
          </table:table-cell>
          <table:table-cell table:style-name="ce46" table:formula="of:=([AA.C221]+[AA.C235])/[AA.C110]" office:value-type="percentage" office:value="0.619100520514773">
            <text:p>61,91%</text:p>
          </table:table-cell>
          <table:table-cell table:number-columns-repeated="3"/>
          <table:table-cell table:style-name="ce46" table:formula="of:=([BB.C221]+[BB.C235])/[BB.C110]" office:value-type="percentage" office:value="0.338147451789488">
            <text:p>33,81%</text:p>
          </table:table-cell>
          <table:table-cell/>
        </table:table-row>
        <table:table-row table:style-name="ro5">
          <table:table-cell office:value-type="string">
            <text:p>Velka% (YTN)</text:p>
          </table:table-cell>
          <table:table-cell/>
          <table:table-cell table:style-name="ce40" office:value-type="string">
            <text:p>liikevaihto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office:value-type="string">
            <text:p>nettovelkaantumisaste (net gearing)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korollinen vieraspääoma – rahat ja rahoitusarvopaperit</text:p>
          </table:table-cell>
          <table:table-cell table:style-name="ce42" office:value-type="string">
            <text:p>=</text:p>
          </table:table-cell>
          <table:table-cell table:style-name="ce45" table:formula="of:=([AA.C216]+[AA.C229]-[AA.C192])/[AA.C212]" office:value-type="float" office:value="0.670833806871993">
            <text:p>0,67</text:p>
          </table:table-cell>
          <table:table-cell table:number-columns-repeated="3"/>
          <table:table-cell table:style-name="ce45" table:formula="of:=([BB.C229]+[BB.C216]-[BB.C192])/[BB.C213]" office:value-type="float" office:value="0.45932127205304">
            <text:p>0,46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oikaistu oma pääoma. 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1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number:currency-style style:name="N814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4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.04.2014</text:date>, <text:time>12:25:1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A" style:display-name="PageStyle_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" style:display-name="PageStyle_B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21T12:25:18.03</dc:date>
    <dc:creator>Janne </dc:creator>
    <meta:editing-duration>P1DT5H4M53S</meta:editing-duration>
    <meta:editing-cycles>22</meta:editing-cycles>
    <meta:document-statistic meta:table-count="3" meta:cell-count="1009" meta:object-count="0"/>
  </office:meta>
</office:document-meta>
</file>